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c80e5" officeooo:paragraph-rsid="000c8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ین قسمت به نظر میرسد چیزی در حدود ۱۰ درصد از پروژه را شامل باشد. به شرح زیر است و به راحتی انجام میشود.</text:p>
      <text:p text:style-name="P1"/>
      <text:p text:style-name="P1">لیست سنسور هایی که در فایل sensors ضمیمه شده است توسط لینک های مربوطه تهیه میشود.</text:p>
      <text:p text:style-name="P1">حال به ازای هر سنسور درون مرورگر جست‌و‌جو می‌شود و روش اتصال آن به برد آردوینو یافت می‌شود سپس مانند نقشه عمل می‌شود تا تمام سنسور ها به درستی متصل شوند .</text:p>
      <text:p text:style-name="P1">در مرحله بعد کد های یافت شده به ازای هر سنسور به گونه‌ای با هم ادغام می‌شوند که بتوان یک جا تمام مقادیر را مشاهده کرد.</text:p>
      <text:p text:style-name="P1"/>
      <text:p text:style-name="P1"/>
      <text:p text:style-name="P1">در مرحله بعد باید از قید و بند آردوینو خلاص شویم و به جای آن از ماژول iot esp32 or iot esp8266 استفاده کنیم تا بتوان در آینده به دستگاه هوشمندی اضافه کرد.</text:p>
      <text:p text:style-name="P1"/>
      <text:p text:style-name="P1">این مرحله اولین مرحله است و به صورت force انجام می‌شود چون تمام دیگر مراحل به این مرحله ساده وابسته هستند</text:p>
      <text:p text:style-name="P1"/>
      <text:p text:style-name="P1">–– پایان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2:42:43.670910942</meta:creation-date>
    <dc:date>2018-04-30T22:50:28.136977062</dc:date>
    <meta:editing-duration>PT7M46S</meta:editing-duration>
    <meta:editing-cycles>1</meta:editing-cycles>
    <meta:document-statistic meta:table-count="0" meta:image-count="0" meta:object-count="0" meta:page-count="1" meta:paragraph-count="7" meta:word-count="153" meta:character-count="718" meta:non-whitespace-character-count="570"/>
    <meta:generator>LibreOffice/5.1.6.2$Linux_X86_64 LibreOffice_project/10m0$Build-2</meta:generator>
  </office:meta>
</office:document-meta>
</file>